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6042in" style:rel-column-width="2310*"/>
    </style:style>
    <style:style style:name="Table1.B" style:family="table-column">
      <style:table-column-properties style:column-width="1.0646in" style:rel-column-width="153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F4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 style:list-style-name="L1">
      <style:text-properties fo:font-size="14pt" style:font-size-asian="14pt" style:font-size-complex="14pt"/>
    </style:style>
    <style:style style:name="P2" style:family="paragraph" style:parent-style-name="Text_20_body">
      <style:text-properties fo:color="#008080" fo:font-size="16pt" style:font-size-asian="16pt" style:font-size-complex="16pt"/>
    </style:style>
    <style:style style:name="P3" style:family="paragraph" style:parent-style-name="Text_20_body" style:list-style-name="L1">
      <style:text-properties fo:color="#000000" fo:font-size="14pt" style:font-size-asian="14pt" style:font-size-complex="14pt"/>
    </style:style>
    <style:style style:name="P4" style:family="paragraph" style:parent-style-name="Heading">
      <style:text-properties fo:font-size="16pt" style:font-size-asian="16pt" style:font-size-complex="16pt"/>
    </style:style>
    <style:style style:name="P5" style:family="paragraph" style:parent-style-name="Table_20_Contents">
      <style:text-properties fo:color="#008080" fo:font-size="16pt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fo:color="#008080" fo:font-size="16pt" style:font-size-asian="16pt" style:font-size-complex="16pt"/>
    </style:style>
    <style:style style:name="T1" style:family="text">
      <style:text-properties fo:color="#00ae00"/>
    </style:style>
    <style:style style:name="T2" style:family="text">
      <style:text-properties fo:color="#ff950e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am Jack's awesome to do list:</text:p>
      <text:p text:style-name="P2">Points</text:p>
      <table:table table:name="Table1" table:style-name="Table1">
        <table:table-column table:style-name="Table1.A"/>
        <table:table-column table:style-name="Table1.B" table:number-columns-repeated="5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1<text:span text:style-name="T3">st</text:span></text:p>
          </table:table-cell>
          <table:table-cell table:style-name="Table1.A1" office:value-type="string">
            <text:p text:style-name="P6">2<text:span text:style-name="T3">nd</text:span></text:p>
          </table:table-cell>
          <table:table-cell table:style-name="Table1.A1" office:value-type="string">
            <text:p text:style-name="P6">3<text:span text:style-name="T3">rd</text:span></text:p>
          </table:table-cell>
          <table:table-cell table:style-name="Table1.A1" office:value-type="string">
            <text:p text:style-name="P6">Completed</text:p>
          </table:table-cell>
          <table:table-cell table:style-name="Table1.F1" office:value-type="string">
            <text:p text:style-name="P6">Bonus</text:p>
          </table:table-cell>
        </table:table-row>
        <table:table-row>
          <table:table-cell table:style-name="Table1.A2" office:value-type="string">
            <text:p text:style-name="P5">Gold Rush</text:p>
          </table:table-cell>
          <table:table-cell table:style-name="Table1.B2" office:value-type="float" office:value="200">
            <text:p text:style-name="P6">200</text:p>
          </table:table-cell>
          <table:table-cell table:style-name="Table1.A2" office:value-type="string">
            <text:p text:style-name="P6">?</text:p>
          </table:table-cell>
          <table:table-cell table:style-name="Table1.A2" office:value-type="string">
            <text:p text:style-name="P6">?</text:p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Urban Challenge</text:p>
          </table:table-cell>
          <table:table-cell table:style-name="Table1.B2" office:value-type="float" office:value="600">
            <text:p text:style-name="P6">600</text:p>
          </table:table-cell>
          <table:table-cell table:style-name="Table1.B2" office:value-type="float" office:value="500">
            <text:p text:style-name="P6">500</text:p>
          </table:table-cell>
          <table:table-cell table:style-name="Table1.B2" office:value-type="float" office:value="400">
            <text:p text:style-name="P6">400</text:p>
          </table:table-cell>
          <table:table-cell table:style-name="Table1.B2" office:value-type="float" office:value="300">
            <text:p text:style-name="P6">300</text:p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Shortest Path</text:p>
          </table:table-cell>
          <table:table-cell table:style-name="Table1.B2">
            <text:p text:style-name="P6"/>
          </table:table-cell>
          <table:table-cell table:style-name="Table1.B2">
            <text:p text:style-name="P6"/>
          </table:table-cell>
          <table:table-cell table:style-name="Table1.B2">
            <text:p text:style-name="P6"/>
          </table:table-cell>
          <table:table-cell table:style-name="Table1.B2">
            <text:p text:style-name="P6"/>
          </table:table-cell>
          <table:table-cell table:style-name="Table1.F4" office:value-type="float" office:value="400">
            <text:p text:style-name="P6">400</text:p>
          </table:table-cell>
        </table:table-row>
        <table:table-row>
          <table:table-cell table:style-name="Table1.A2" office:value-type="string">
            <text:p text:style-name="P5">Presentation</text:p>
          </table:table-cell>
          <table:table-cell table:style-name="Table1.B2" office:value-type="float" office:value="200">
            <text:p text:style-name="P6">200</text:p>
          </table:table-cell>
          <table:table-cell table:style-name="Table1.A2" office:value-type="string">
            <text:p text:style-name="P6">?</text:p>
          </table:table-cell>
          <table:table-cell table:style-name="Table1.A2" office:value-type="string">
            <text:p text:style-name="P6">?</text:p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</table:table>
      <text:p text:style-name="P2"/>
      <text:list xml:id="list27443517" text:style-name="L1">
        <text:list-item>
          <text:p text:style-name="P1">Generic Items</text:p>
          <text:list>
            <text:list-item>
              <text:p text:style-name="P1">State Classes – <text:span text:style-name="T1">Rob and June</text:span></text:p>
            </text:list-item>
            <text:list-item>
              <text:p text:style-name="P3">Wall Hugging</text:p>
            </text:list-item>
            <text:list-item>
              <text:p text:style-name="P1">Detect Beacon</text:p>
              <text:list>
                <text:list-item>
                  <text:p text:style-name="P1">Head Toward Beacon</text:p>
                </text:list-item>
              </text:list>
            </text:list-item>
            <text:list-item>
              <text:p text:style-name="P1">Track relative heading – <text:span text:style-name="T1">Vic has code - implement 1.5 hours</text:span></text:p>
            </text:list-item>
            <text:list-item>
              <text:p text:style-name="P1">Track relative location </text:p>
            </text:list-item>
          </text:list>
        </text:list-item>
        <text:list-item>
          <text:p text:style-name="P1">Urban Challenge</text:p>
          <text:list>
            <text:list-item>
              <text:p text:style-name="P1">Maze (~2.5m x 8m)</text:p>
              <text:list>
                <text:list-item>
                  <text:p text:style-name="P1">Traverse Maze (4x11 blocks ~ 2'/side)</text:p>
                </text:list-item>
                <text:list-item>
                  <text:p text:style-name="P1">Build Maze in Memory – <text:span text:style-name="T1">6 hours</text:span></text:p>
                  <text:list>
                    <text:list-item>
                      <text:p text:style-name="P1">Determine which block Epileptic Robot is in</text:p>
                      <text:list>
                        <text:list-item>
                          <text:p text:style-name="P1">Fuzzy Logic</text:p>
                        </text:list-item>
                      </text:list>
                    </text:list-item>
                  </text:list>
                </text:list-item>
                <text:list-item>
                  <text:p text:style-name="P1">Search for fastest Block Path – <text:span text:style-name="T1">30 hours</text:span></text:p>
                  <text:list>
                    <text:list-item>
                      <text:p text:style-name="P1">Recursive Search</text:p>
                    </text:list-item>
                  </text:list>
                </text:list-item>
                <text:list-item>
                  <text:p text:style-name="P1">Build Straight Line Path from Fastest Block Path – <text:span text:style-name="T2">low priority</text:span></text:p>
                </text:list-item>
                <text:list-item>
                  <text:p text:style-name="P1">Travel Straight Line Path – <text:span text:style-name="T2">low priority</text:span></text:p>
                </text:list-item>
              </text:list>
            </text:list-item>
          </text:list>
        </text:list-item>
        <text:list-item>
          <text:p text:style-name="P1">Gold Rush (~8m x 8m)</text:p>
          <text:list>
            <text:list-item>
              <text:p text:style-name="P1">Build a Strategy (for team to decide)</text:p>
            </text:list-item>
          </text:list>
        </text:list-item>
        <text:list-item>
          <text:p text:style-name="P1">Presentation</text:p>
        </text:list-item>
        <text:list-item>
          <text:p text:style-name="P1">Decoration – <text:span text:style-name="T2">low priorit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 Erwin</meta:initial-creator>
    <meta:creation-date>2012-05-13T17:43:26</meta:creation-date>
    <dc:date>2012-05-19T11:46:05.62</dc:date>
    <dc:creator>Rob Erwin</dc:creator>
    <meta:editing-duration>PT07H50M44S</meta:editing-duration>
    <meta:editing-cycles>3</meta:editing-cycles>
    <meta:generator>OpenOffice.org/3.2$Win32 OpenOffice.org_project/320m18$Build-9502</meta:generator>
    <meta:printed-by>Rob Erwin</meta:printed-by>
    <meta:print-date>2012-05-19T07:34:54.60</meta:print-date>
    <meta:document-statistic meta:table-count="1" meta:image-count="0" meta:object-count="0" meta:page-count="1" meta:paragraph-count="43" meta:word-count="153" meta:character-count="828"/>
  </office:meta>
</office:document-meta>
</file>